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a9bdd"/>
    </style:style>
    <style:style style:name="P2" style:family="paragraph" style:parent-style-name="Standard">
      <style:text-properties style:text-underline-style="none" officeooo:rsid="0013430b" officeooo:paragraph-rsid="000a9bdd"/>
    </style:style>
    <style:style style:name="P3" style:family="paragraph" style:parent-style-name="Standard">
      <style:text-properties style:text-underline-style="none" fo:font-weight="bold" officeooo:rsid="0013430b" officeooo:paragraph-rsid="000a9bdd" style:font-weight-asian="bold" style:font-weight-complex="bold"/>
    </style:style>
    <style:style style:name="P4" style:family="paragraph" style:parent-style-name="Standard">
      <style:text-properties style:text-underline-style="none" officeooo:rsid="0013430b" officeooo:paragraph-rsid="000a9bdd" fo:background-color="#ffdbb6"/>
    </style:style>
    <style:style style:name="T1" style:family="text">
      <style:text-properties officeooo:rsid="000a9bd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3430b"/>
    </style:style>
    <style:style style:name="T5" style:family="text">
      <style:text-properties style:text-underline-style="none" officeooo:rsid="000a9bd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0a9bd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PROVICNCIAS</text:p>
      <text:p text:style-name="P2"><text:tab/><text:tab/></text:p>
      <text:p text:style-name="P2"><text:tab/><text:tab/><text:span text:style-name="T6">NombreProv <text:tab/><text:tab/></text:span><text:span text:style-name="T7">VARCHAR(25) <text:s/><text:tab/><text:tab/>PK<text:tab/><text:tab/>Único, No Nulo</text:span></text:p>
      <text:p text:style-name="P2"><text:tab/><text:tab/>Capital<text:tab/><text:tab/><text:tab/><text:span text:style-name="T1">VARCHAR(25)<text:tab/><text:tab/><text:tab/><text:tab/>Único, No Nulo</text:span></text:p>
      <text:p text:style-name="P2"/>
      <text:p text:style-name="P4">CIUDADE<text:span text:style-name="T1">º</text:span>S</text:p>
      <text:p text:style-name="P2"><text:tab/><text:tab/><text:span text:style-name="T6">NombreCiud<text:tab/><text:tab/></text:span><text:span text:style-name="T7">VARCHAR(25)<text:tab/><text:tab/>PK<text:tab/><text:tab/>Único, No Nulo</text:span></text:p>
      <text:p text:style-name="P3"><text:tab/><text:tab/>NombreProv<text:tab/><text:tab/><text:span text:style-name="T1">VARCHAR(25)<text:tab/><text:tab/>PK<text:tab/><text:tab/>Único, No Nulo</text:span></text:p>
      <text:p text:style-name="P2"><text:tab/><text:tab/>Habitantes<text:tab/><text:tab/><text:tab/><text:tab/><text:tab/><text:tab/><text:tab/><text:tab/><text:span text:style-name="T1">No Nulo</text:span></text:p>
      <text:p text:style-name="P2"/>
      <text:p text:style-name="P4">MARES</text:p>
      <text:p text:style-name="P1"><text:span text:style-name="T4"><text:tab/><text:tab/></text:span><text:span text:style-name="T6">NombreMar<text:tab/><text:tab/>VARCHAR(25)<text:tab/><text:tab/>PK<text:tab/><text:tab/>Único, No Nulo</text:span></text:p>
      <text:p text:style-name="P2"/>
      <text:p text:style-name="P4">RIOS</text:p>
      <text:p text:style-name="P2"><text:tab/><text:tab/><text:span text:style-name="T6">NombreRio<text:tab/><text:tab/></text:span><text:span text:style-name="T7">VARCHAR(25)<text:tab/><text:tab/>PK<text:tab/><text:tab/>Único, No Nulo</text:span></text:p>
      <text:p text:style-name="P2"><text:tab/><text:tab/>NombreRioPrinc<text:tab/><text:span text:style-name="T1">VARCHAR(25)<text:tab/><text:tab/>FK<text:tab/><text:tab/>Nulo</text:span></text:p>
      <text:p text:style-name="P2"><text:tab/><text:tab/>NombreProv<text:tab/><text:tab/><text:span text:style-name="T1">VARCHAR(25)<text:tab/><text:tab/>FK<text:tab/><text:tab/>No Nulo</text:span></text:p>
      <text:p text:style-name="P2"><text:tab/><text:tab/>NombreMar<text:tab/><text:tab/><text:span text:style-name="T1">VARCHAR(25)<text:tab/><text:tab/>FK<text:tab/><text:tab/>No Nulo</text:span></text:p>
      <text:p text:style-name="P2"><text:tab/></text:p>
      <text:p text:style-name="P4">COSTAS</text:p>
      <text:p text:style-name="P2"><text:tab/><text:tab/><text:span text:style-name="T6">NmbreMar<text:tab/><text:tab/></text:span><text:span text:style-name="T7">VARCHAR(25)<text:tab/><text:tab/>PK, FK<text:tab/>Único, No Nulo</text:span></text:p>
      <text:p text:style-name="P3"><text:tab/><text:tab/>NombreProv<text:tab/><text:tab/><text:span text:style-name="T1">VARCHAR(25)<text:tab/><text:tab/>FK,PK<text:tab/>Único, No Nulo</text:span></text:p>
      <text:p text:style-name="P2"><text:tab/><text:tab/>Kms<text:tab/><text:tab/><text:tab/><text:span text:style-name="T1">INT<text:tab/><text:tab/><text:tab/><text:tab/><text:tab/><text:tab/></text:span></text:p>
      <text:p text:style-name="P2"/>
      <text:p text:style-name="P2">TRANCURSOS</text:p>
      <text:p text:style-name="P3"><text:tab/><text:tab/>NombreProv<text:tab/><text:tab/><text:span text:style-name="T1">VARCHAR(25)<text:tab/><text:tab/>PK, FK<text:tab/>Único, No Nulo</text:span></text:p>
      <text:p text:style-name="P3"><text:tab/><text:tab/>NombreCiud<text:tab/><text:tab/><text:span text:style-name="T1">VARCHAR(25)<text:tab/><text:tab/>PK, FK<text:tab/>Único, No Nulo</text:span></text:p>
      <text:p text:style-name="P3"><text:tab/><text:tab/>NombreRio<text:tab/><text:tab/><text:span text:style-name="T1">VARCHAR(25)<text:tab/><text:tab/>PK, FK <text:tab/>Único, No Nul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5T09:57:26.878000000</meta:creation-date>
    <dc:date>2023-11-15T10:09:56.493000000</dc:date>
    <meta:editing-duration>PT12M29S</meta:editing-duration>
    <meta:editing-cycles>2</meta:editing-cycles>
    <meta:generator>LibreOffice/7.6.0.3$Windows_X86_64 LibreOffice_project/69edd8b8ebc41d00b4de3915dc82f8f0fc3b6265</meta:generator>
    <meta:document-statistic meta:table-count="0" meta:image-count="0" meta:object-count="0" meta:page-count="1" meta:paragraph-count="24" meta:word-count="94" meta:character-count="709" meta:non-whitespace-character-count="545"/>
  </office:meta>
</office:document-meta>
</file>